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9cm"/>
    </style:style>
    <style:style style:name="co2" style:family="table-column">
      <style:table-column-properties fo:break-before="auto" style:column-width="1.757cm"/>
    </style:style>
    <style:style style:name="co3" style:family="table-column">
      <style:table-column-properties fo:break-before="auto" style:column-width="1.483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0.799cm"/>
    </style:style>
    <style:style style:name="co6" style:family="table-column">
      <style:table-column-properties fo:break-before="auto" style:column-width="1.04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number-columns-repeated="10" table:default-cell-style-name="Default"/>
        <table:table-row table:style-name="ro1">
          <table:table-cell office:value-type="string">
            <text:p>h</text:p>
          </table:table-cell>
          <table:table-cell office:value-type="string">
            <text:p>t</text:p>
          </table:table-cell>
          <table:table-cell office:value-type="string">
            <text:p>nC</text:p>
          </table:table-cell>
          <table:table-cell office:value-type="string">
            <text:p>e</text:p>
          </table:table-cell>
          <table:table-cell office:value-type="string">
            <text:p>ov</text:p>
          </table:table-cell>
          <table:table-cell office:value-type="string">
            <text:p>xb</text:p>
          </table:table-cell>
          <table:table-cell office:value-type="string">
            <text:p>yb</text:p>
          </table:table-cell>
          <table:table-cell office:value-type="string">
            <text:p>xc</text:p>
          </table:table-cell>
          <table:table-cell office:value-type="string">
            <text:p>yc</text:p>
          </table:table-cell>
          <table:table-cell office:value-type="string">
            <text:p>grilla</text:p>
          </table:table-cell>
          <table:table-cell/>
          <table:table-cell>
            <draw:frame table:end-cell-address="Hoja1.S21" table:end-x="1.591cm" table:end-y="0.392cm" draw:z-index="0" draw:style-name="gr1" svg:width="15.999cm" svg:height="8.999cm" svg:x="1.399cm" svg:y="0.39cm">
              <draw:object draw:notify-on-update-of-ranges="Hoja1.C2:Hoja1.C5 Hoja1.A2:Hoja1.A2 Hoja1.B2:Hoja1.B5 Hoja1.A7:Hoja1.A7 Hoja1.B6:Hoja1.B9 Hoja1.A12:Hoja1.A12 Hoja1.B10:Hoja1.B13 Hoja1.A17:Hoja1.A17 Hoja1.B14:Hoja1.B17 Hoja1.A18:Hoja1.A18 Hoja1.B18:Hoja1.B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5.003">
            <text:p>5,003</text:p>
          </table:table-cell>
          <table:table-cell table:style-name="ce2" office:value-type="string">
            <text:p>5 – 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18.126">
            <text:p>18,126</text:p>
          </table:table-cell>
          <table:table-cell office:value-type="string">
            <text:p>8 – 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29.892">
            <text:p>29,892</text:p>
          </table:table-cell>
          <table:table-cell office:value-type="string">
            <text:p>15 – 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32.537">
            <text:p>32,537</text:p>
          </table:table-cell>
          <table:table-cell office:value-type="string">
            <text:p>18 – 2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16.027">
            <text:p>16,02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60.137">
            <text:p>60,13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518.919">
            <text:p>518,91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1716.036">
            <text:p>1716,036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9.344">
            <text:p>9,34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20.508">
            <text:p>20,50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100.19">
            <text:p>100,1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45.717">
            <text:p>45,71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17.264">
            <text:p>17,26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59.14">
            <text:p>59,1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530.915">
            <text:p>530,91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1757.013">
            <text:p>1757,013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5.389">
            <text:p>5,38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24.032">
            <text:p>24,03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35.141">
            <text:p>35,14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32.764">
            <text:p>32,764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4.858">
            <text:p>4,85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19.892">
            <text:p>19,89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>
            <draw:frame table:end-cell-address="Hoja1.S43" table:end-x="1.651cm" table:end-y="0.427cm" draw:z-index="1" draw:style-name="gr1" svg:width="15.999cm" svg:height="8.999cm" svg:x="1.459cm" svg:y="0.425cm">
              <draw:object draw:notify-on-update-of-ranges="Hoja1.C2:Hoja1.C5 Hoja1.A22:Hoja1.A22 Hoja1.B22:Hoja1.B25 Hoja1.A26:Hoja1.A26 Hoja1.B26:Hoja1.B29 Hoja1.A30:Hoja1.A30 Hoja1.B30:Hoja1.B33 Hoja1.A34:Hoja1.A34 Hoja1.B34:Hoja1.B37 Hoja1.A38:Hoja1.A38 Hoja1.B38:Hoja1.B4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Hoja1.AA43" table:end-x="1.045cm" table:end-y="0.293cm" draw:z-index="3" draw:style-name="gr1" svg:width="15.999cm" svg:height="8.999cm" svg:x="0.853cm" svg:y="0.291cm">
              <draw:object draw:notify-on-update-of-ranges="Hoja1.C2:Hoja1.C5 Hoja1.A2:Hoja1.A2 Hoja1.B2:Hoja1.B5 Hoja1.A38:Hoja1.A38 Hoja1.B38:Hoja1.B41 Hoja1.A42:Hoja1.A42 Hoja1.B42:Hoja1.B4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40.201">
            <text:p>40,20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35.325">
            <text:p>35,325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5.025">
            <text:p>5,02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17.473">
            <text:p>17,47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29.518">
            <text:p>29,51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32.546">
            <text:p>32,546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10.805">
            <text:p>10,80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40.323">
            <text:p>40,32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98.273">
            <text:p>98,27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326.696">
            <text:p>326,696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5.03">
            <text:p>5,0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18.922">
            <text:p>18,92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29.55">
            <text:p>29,5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34.839">
            <text:p>34,839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5.467">
            <text:p>5,46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17.041">
            <text:p>17,04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29.42">
            <text:p>29,4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32.459">
            <text:p>32,459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5.124">
            <text:p>5,12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17.177">
            <text:p>17,17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29.386">
            <text:p>29,38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/>
          <table:table-cell>
            <draw:frame table:end-cell-address="Hoja1.S64" table:end-x="1.623cm" table:end-y="0.401cm" draw:z-index="2" draw:style-name="gr1" svg:width="15.999cm" svg:height="8.999cm" svg:x="1.431cm" svg:y="0.399cm">
              <draw:object draw:notify-on-update-of-ranges="Hoja1.C2:Hoja1.C5 Hoja1.A42:Hoja1.A42 Hoja1.B42:Hoja1.B45 Hoja1.A46:Hoja1.A46 Hoja1.B46:Hoja1.B49 Hoja1.A50:Hoja1.A50 Hoja1.B50:Hoja1.B5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40.113">
            <text:p>40,113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5.885">
            <text:p>5,88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17.205">
            <text:p>17,20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30.113">
            <text:p>30,11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33.342">
            <text:p>33,342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10.544">
            <text:p>10,54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49.792">
            <text:p>49,79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146.137">
            <text:p>146,13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474.942">
            <text:p>474,942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10"/>
        </table:table-row>
        <table:table-row table:style-name="ro1" table:number-rows-repeated="11"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/>
          <table:table-cell table:number-columns-repeated="7"/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8"/>
        </table:table-row>
        <table:table-row table:style-name="ro1" table:number-rows-repeated="104850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Hoja2" table:style-name="ta1" table:print="false">
        <table:table-column table:style-name="co7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.003">
            <text:p>5,003</text:p>
          </table:table-cell>
          <table:table-cell office:value-type="float" office:value="10">
            <text:p>10</text:p>
          </table:table-cell>
          <table:table-cell office:value-type="float" office:value="5.467">
            <text:p>5,467</text:p>
          </table:table-cell>
          <table:table-cell office:value-type="float" office:value="11">
            <text:p>11</text:p>
          </table:table-cell>
          <table:table-cell office:value-type="float" office:value="5.124">
            <text:p>5,12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.126">
            <text:p>18,126</text:p>
          </table:table-cell>
          <table:table-cell office:value-type="float" office:value="10">
            <text:p>10</text:p>
          </table:table-cell>
          <table:table-cell office:value-type="float" office:value="17.041">
            <text:p>17,041</text:p>
          </table:table-cell>
          <table:table-cell office:value-type="float" office:value="11">
            <text:p>11</text:p>
          </table:table-cell>
          <table:table-cell office:value-type="float" office:value="17.177">
            <text:p>17,17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.892">
            <text:p>29,892</text:p>
          </table:table-cell>
          <table:table-cell office:value-type="float" office:value="10">
            <text:p>10</text:p>
          </table:table-cell>
          <table:table-cell office:value-type="float" office:value="29.42">
            <text:p>29,42</text:p>
          </table:table-cell>
          <table:table-cell office:value-type="float" office:value="11">
            <text:p>11</text:p>
          </table:table-cell>
          <table:table-cell office:value-type="float" office:value="29.386">
            <text:p>29,38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2.537">
            <text:p>32,537</text:p>
          </table:table-cell>
          <table:table-cell office:value-type="float" office:value="10">
            <text:p>10</text:p>
          </table:table-cell>
          <table:table-cell office:value-type="float" office:value="32.459">
            <text:p>32,459</text:p>
          </table:table-cell>
          <table:table-cell office:value-type="float" office:value="11">
            <text:p>11</text:p>
          </table:table-cell>
          <table:table-cell office:value-type="float" office:value="40.113">
            <text:p>40,113</text:p>
          </table:table-cell>
        </table:table-row>
      </table:table>
      <table:table table:name="Hoja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database-ranges>
        <table:database-range table:target-range-address="Hoja1.A1:Hoja1.I66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4">04/01/2013</text:date>, <text:time>12:47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a Andrea</meta:initial-creator>
    <meta:creation-date>2013-01-03T15:51:37</meta:creation-date>
    <dc:date>2013-01-04T12:47:34</dc:date>
    <dc:creator>Maria Andrea</dc:creator>
    <meta:editing-duration>PT4H51M30S</meta:editing-duration>
    <meta:editing-cycles>18</meta:editing-cycles>
    <meta:generator>LibreOffice/3.3$Linux LibreOffice_project/330m19$Build-401</meta:generator>
    <meta:document-statistic meta:table-count="3" meta:cell-count="55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/>
      <style:graphic-properties svg:stroke-width="0.01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/>
      <style:graphic-properties svg:stroke-width="0.01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/>
      <style:graphic-properties svg:stroke-width="0.01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1cm" chart:symbol-height="0.1cm"/>
      <style:graphic-properties svg:stroke-width="0.01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68cm" svg:y="0.215cm" chart:style-name="ch2">
          <text:p>Heurísticas</text:p>
        </chart:title>
        <chart:subtitle svg:x="7.316cm" svg:y="0.776cm" chart:style-name="ch3">
          <text:p>usan piso</text:p>
        </chart:subtitle>
        <chart:legend chart:legend-position="end" svg:x="15.005cm" svg:y="3.305cm" chart:style-name="ch4"/>
        <chart:plot-area chart:style-name="ch5" table:cell-range-address="Hoja1.B2:Hoja1.C5 Hoja1.A2:Hoja1.A2 Hoja1.A7:Hoja1.A7 Hoja1.B6:Hoja1.B21 Hoja1.A12:Hoja1.A12 Hoja1.A17:Hoja1.A18" chart:data-source-has-labels="both" svg:x="2.068cm" svg:y="1.286cm" svg:width="13.101cm" svg:height="6.545cm">
          <chartooo:coordinate-region svg:x="3.06cm" svg:y="1.485cm" svg:width="11.538cm" svg:height="5.699cm"/>
          <chart:axis chart:dimension="x" chart:name="primary-x" chart:style-name="ch6">
            <chart:title svg:x="6.232cm" svg:y="8.011cm" chart:style-name="ch7">
              <text:p>Número ciudades-Tamaño grilla</text:p>
            </chart:title>
            <chart:categories table:cell-range-address="Hoja1.C2:Hoja1.C5"/>
          </chart:axis>
          <chart:axis chart:dimension="y" chart:name="primary-y" chart:style-name="ch6">
            <chart:title svg:x="1.188cm" svg:y="5.898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2:Hoja1.B5" chart:label-cell-address="Hoja1.A2:Hoja1.A2" chart:class="chart:line">
            <chart:data-point chart:repeated="4"/>
          </chart:series>
          <chart:series chart:style-name="ch11" chart:values-cell-range-address="Hoja1.B6:Hoja1.B9" chart:label-cell-address="Hoja1.A7:Hoja1.A7" chart:class="chart:line">
            <chart:data-point chart:repeated="4"/>
          </chart:series>
          <chart:series chart:style-name="ch12" chart:values-cell-range-address="Hoja1.B10:Hoja1.B13" chart:label-cell-address="Hoja1.A12:Hoja1.A12" chart:class="chart:line">
            <chart:data-point chart:repeated="4"/>
          </chart:series>
          <chart:series chart:style-name="ch13" chart:values-cell-range-address="Hoja1.B14:Hoja1.B17" chart:label-cell-address="Hoja1.A17:Hoja1.A17" chart:class="chart:line">
            <chart:data-point chart:repeated="4"/>
          </chart:series>
          <chart:series chart:style-name="ch14" chart:values-cell-range-address="Hoja1.B18:Hoja1.B21" chart:label-cell-address="Hoja1.A18:Hoja1.A18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Hoja1.A2:Hoja1.A2</svg:desc>
                </draw:g>
              </table:table-cell>
              <table:table-cell office:value-type="string">
                <text:p>2</text:p>
                <draw:g>
                  <svg:desc>Hoja1.A7:Hoja1.A7</svg:desc>
                </draw:g>
              </table:table-cell>
              <table:table-cell office:value-type="string">
                <text:p>3</text:p>
                <draw:g>
                  <svg:desc>Hoja1.A12:Hoja1.A12</svg:desc>
                </draw:g>
              </table:table-cell>
              <table:table-cell office:value-type="string">
                <text:p>4</text:p>
                <draw:g>
                  <svg:desc>Hoja1.A17:Hoja1.A17</svg:desc>
                </draw:g>
              </table:table-cell>
              <table:table-cell office:value-type="string">
                <text:p>5</text:p>
                <draw:g>
                  <svg:desc>Hoja1.A18:Hoja1.A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 – 5</text:p>
                <draw:g>
                  <svg:desc>Hoja1.C2:Hoja1.C5</svg:desc>
                </draw:g>
              </table:table-cell>
              <table:table-cell office:value-type="float" office:value="5.003">
                <text:p>5.003</text:p>
                <draw:g>
                  <svg:desc>Hoja1.B2:Hoja1.B5</svg:desc>
                </draw:g>
              </table:table-cell>
              <table:table-cell office:value-type="float" office:value="16.027">
                <text:p>16.027</text:p>
                <draw:g>
                  <svg:desc>Hoja1.B6:Hoja1.B9</svg:desc>
                </draw:g>
              </table:table-cell>
              <table:table-cell office:value-type="float" office:value="9.344">
                <text:p>9.344</text:p>
                <draw:g>
                  <svg:desc>Hoja1.B10:Hoja1.B13</svg:desc>
                </draw:g>
              </table:table-cell>
              <table:table-cell office:value-type="float" office:value="17.264">
                <text:p>17.264</text:p>
                <draw:g>
                  <svg:desc>Hoja1.B14:Hoja1.B17</svg:desc>
                </draw:g>
              </table:table-cell>
              <table:table-cell office:value-type="float" office:value="5.389">
                <text:p>5.389</text:p>
                <draw:g>
                  <svg:desc>Hoja1.B18:Hoja1.B21</svg:desc>
                </draw:g>
              </table:table-cell>
            </table:table-row>
            <table:table-row>
              <table:table-cell office:value-type="string">
                <text:p>8 – 10</text:p>
              </table:table-cell>
              <table:table-cell office:value-type="float" office:value="18.126">
                <text:p>18.126</text:p>
              </table:table-cell>
              <table:table-cell office:value-type="float" office:value="60.137">
                <text:p>60.137</text:p>
              </table:table-cell>
              <table:table-cell office:value-type="float" office:value="20.508">
                <text:p>20.508</text:p>
              </table:table-cell>
              <table:table-cell office:value-type="float" office:value="59.14">
                <text:p>59.14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string">
                <text:p>15 – 15</text:p>
              </table:table-cell>
              <table:table-cell office:value-type="float" office:value="29.892">
                <text:p>29.892</text:p>
              </table:table-cell>
              <table:table-cell office:value-type="float" office:value="518.919">
                <text:p>518.919</text:p>
              </table:table-cell>
              <table:table-cell office:value-type="float" office:value="100.19">
                <text:p>100.19</text:p>
              </table:table-cell>
              <table:table-cell office:value-type="float" office:value="530.915">
                <text:p>530.915</text:p>
              </table:table-cell>
              <table:table-cell office:value-type="float" office:value="35.141">
                <text:p>35.141</text:p>
              </table:table-cell>
            </table:table-row>
            <table:table-row>
              <table:table-cell office:value-type="string">
                <text:p>18 – 20</text:p>
              </table:table-cell>
              <table:table-cell office:value-type="float" office:value="32.537">
                <text:p>32.537</text:p>
              </table:table-cell>
              <table:table-cell office:value-type="float" office:value="1716.036">
                <text:p>1716.036</text:p>
              </table:table-cell>
              <table:table-cell office:value-type="float" office:value="45.717">
                <text:p>45.717</text:p>
              </table:table-cell>
              <table:table-cell office:value-type="float" office:value="1757.013">
                <text:p>1757.013</text:p>
              </table:table-cell>
              <table:table-cell office:value-type="float" office:value="32.764">
                <text:p>32.7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left" chart:symbol-width="0.1cm" chart:symbol-height="0.1cm"/>
      <style:graphic-properties svg:stroke-width="0.01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1cm" chart:symbol-height="0.1cm"/>
      <style:graphic-properties svg:stroke-width="0.01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1cm" chart:symbol-height="0.1cm"/>
      <style:graphic-properties svg:stroke-width="0.01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1cm" chart:symbol-height="0.1cm"/>
      <style:graphic-properties svg:stroke-width="0.01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1cm" chart:symbol-height="0.1cm"/>
      <style:graphic-properties svg:stroke-width="0.01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15cm" svg:y="0.215cm" chart:style-name="ch2">
          <text:p>Heurísticas</text:p>
        </chart:title>
        <chart:subtitle svg:x="7.414cm" svg:y="0.694cm" chart:style-name="ch3">
          <text:p>usan piso</text:p>
        </chart:subtitle>
        <chart:legend chart:legend-position="end" svg:x="14.82cm" svg:y="3.305cm" chart:style-name="ch4"/>
        <chart:plot-area chart:style-name="ch5" table:cell-range-address="Hoja1.C2:Hoja1.C5 Hoja1.A22:Hoja1.A22 Hoja1.B22:Hoja1.B41 Hoja1.A26:Hoja1.A26 Hoja1.A30:Hoja1.A30 Hoja1.A34:Hoja1.A34 Hoja1.A38:Hoja1.A38" chart:data-source-has-labels="both" svg:x="2.256cm" svg:y="1.278cm" svg:width="12.47cm" svg:height="6.558cm">
          <chartooo:coordinate-region svg:x="3.063cm" svg:y="1.477cm" svg:width="11.092cm" svg:height="5.712cm"/>
          <chart:axis chart:dimension="x" chart:name="primary-x" chart:style-name="ch6">
            <chart:title svg:x="6.105cm" svg:y="8.016cm" chart:style-name="ch7">
              <text:p>Número ciudades-Tamaño grilla</text:p>
            </chart:title>
            <chart:categories table:cell-range-address="Hoja1.C2:Hoja1.C5"/>
          </chart:axis>
          <chart:axis chart:dimension="y" chart:name="primary-y" chart:style-name="ch6">
            <chart:title svg:x="1.376cm" svg:y="5.897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22:Hoja1.B25" chart:label-cell-address="Hoja1.A22:Hoja1.A22" chart:class="chart:line">
            <chart:data-point chart:repeated="4"/>
          </chart:series>
          <chart:series chart:style-name="ch11" chart:values-cell-range-address="Hoja1.B26:Hoja1.B29" chart:label-cell-address="Hoja1.A26:Hoja1.A26" chart:class="chart:line">
            <chart:data-point chart:repeated="4"/>
          </chart:series>
          <chart:series chart:style-name="ch12" chart:values-cell-range-address="Hoja1.B30:Hoja1.B33" chart:label-cell-address="Hoja1.A30:Hoja1.A30" chart:class="chart:line">
            <chart:data-point chart:repeated="4"/>
          </chart:series>
          <chart:series chart:style-name="ch13" chart:values-cell-range-address="Hoja1.B34:Hoja1.B37" chart:label-cell-address="Hoja1.A34:Hoja1.A34" chart:class="chart:line">
            <chart:data-point chart:repeated="4"/>
          </chart:series>
          <chart:series chart:style-name="ch14" chart:values-cell-range-address="Hoja1.B38:Hoja1.B41" chart:label-cell-address="Hoja1.A38:Hoja1.A38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</text:p>
                <draw:g>
                  <svg:desc>Hoja1.A22:Hoja1.A22</svg:desc>
                </draw:g>
              </table:table-cell>
              <table:table-cell office:value-type="string">
                <text:p>7</text:p>
                <draw:g>
                  <svg:desc>Hoja1.A26:Hoja1.A26</svg:desc>
                </draw:g>
              </table:table-cell>
              <table:table-cell office:value-type="string">
                <text:p>8</text:p>
                <draw:g>
                  <svg:desc>Hoja1.A30:Hoja1.A30</svg:desc>
                </draw:g>
              </table:table-cell>
              <table:table-cell office:value-type="string">
                <text:p>9</text:p>
                <draw:g>
                  <svg:desc>Hoja1.A34:Hoja1.A34</svg:desc>
                </draw:g>
              </table:table-cell>
              <table:table-cell office:value-type="string">
                <text:p>10</text:p>
                <draw:g>
                  <svg:desc>Hoja1.A38:Hoja1.A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 – 5</text:p>
                <draw:g>
                  <svg:desc>Hoja1.C2:Hoja1.C5</svg:desc>
                </draw:g>
              </table:table-cell>
              <table:table-cell office:value-type="float" office:value="4.858">
                <text:p>4.858</text:p>
                <draw:g>
                  <svg:desc>Hoja1.B22:Hoja1.B25</svg:desc>
                </draw:g>
              </table:table-cell>
              <table:table-cell office:value-type="float" office:value="5.025">
                <text:p>5.025</text:p>
                <draw:g>
                  <svg:desc>Hoja1.B26:Hoja1.B29</svg:desc>
                </draw:g>
              </table:table-cell>
              <table:table-cell office:value-type="float" office:value="10.805">
                <text:p>10.805</text:p>
                <draw:g>
                  <svg:desc>Hoja1.B30:Hoja1.B33</svg:desc>
                </draw:g>
              </table:table-cell>
              <table:table-cell office:value-type="float" office:value="5.03">
                <text:p>5.03</text:p>
                <draw:g>
                  <svg:desc>Hoja1.B34:Hoja1.B37</svg:desc>
                </draw:g>
              </table:table-cell>
              <table:table-cell office:value-type="float" office:value="5.467">
                <text:p>5.467</text:p>
                <draw:g>
                  <svg:desc>Hoja1.B38:Hoja1.B41</svg:desc>
                </draw:g>
              </table:table-cell>
            </table:table-row>
            <table:table-row>
              <table:table-cell office:value-type="string">
                <text:p>8 – 10</text:p>
              </table:table-cell>
              <table:table-cell office:value-type="float" office:value="19.892">
                <text:p>19.892</text:p>
              </table:table-cell>
              <table:table-cell office:value-type="float" office:value="17.473">
                <text:p>17.473</text:p>
              </table:table-cell>
              <table:table-cell office:value-type="float" office:value="40.323">
                <text:p>40.323</text:p>
              </table:table-cell>
              <table:table-cell office:value-type="float" office:value="18.922">
                <text:p>18.922</text:p>
              </table:table-cell>
              <table:table-cell office:value-type="float" office:value="17.041">
                <text:p>17.041</text:p>
              </table:table-cell>
            </table:table-row>
            <table:table-row>
              <table:table-cell office:value-type="string">
                <text:p>15 – 15</text:p>
              </table:table-cell>
              <table:table-cell office:value-type="float" office:value="40.201">
                <text:p>40.201</text:p>
              </table:table-cell>
              <table:table-cell office:value-type="float" office:value="29.518">
                <text:p>29.518</text:p>
              </table:table-cell>
              <table:table-cell office:value-type="float" office:value="98.273">
                <text:p>98.273</text:p>
              </table:table-cell>
              <table:table-cell office:value-type="float" office:value="29.55">
                <text:p>29.55</text:p>
              </table:table-cell>
              <table:table-cell office:value-type="float" office:value="29.42">
                <text:p>29.42</text:p>
              </table:table-cell>
            </table:table-row>
            <table:table-row>
              <table:table-cell office:value-type="string">
                <text:p>18 – 20</text:p>
              </table:table-cell>
              <table:table-cell office:value-type="float" office:value="35.325">
                <text:p>35.325</text:p>
              </table:table-cell>
              <table:table-cell office:value-type="float" office:value="32.546">
                <text:p>32.546</text:p>
              </table:table-cell>
              <table:table-cell office:value-type="float" office:value="326.696">
                <text:p>326.696</text:p>
              </table:table-cell>
              <table:table-cell office:value-type="float" office:value="34.839">
                <text:p>34.839</text:p>
              </table:table-cell>
              <table:table-cell office:value-type="float" office:value="32.459">
                <text:p>32.4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1cm" chart:symbol-height="0.1cm"/>
      <style:graphic-properties svg:stroke-width="0.01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1cm" chart:symbol-height="0.1cm"/>
      <style:graphic-properties svg:stroke-width="0.01cm" svg:stroke-color="#0084d1" draw:fill-color="#0084d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1cm" chart:symbol-height="0.1cm"/>
      <style:graphic-properties svg:stroke-width="0.01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49cm" svg:y="0.215cm" chart:style-name="ch2">
          <text:p>Heurísticas</text:p>
        </chart:title>
        <chart:subtitle svg:x="7.316cm" svg:y="0.798cm" chart:style-name="ch3">
          <text:p>usan piso</text:p>
        </chart:subtitle>
        <chart:legend chart:legend-position="end" svg:x="14.82cm" svg:y="3.755cm" chart:style-name="ch4"/>
        <chart:plot-area chart:style-name="ch5" table:cell-range-address="Hoja1.C2:Hoja1.C5 Hoja1.A42:Hoja1.A42 Hoja1.B42:Hoja1.B53 Hoja1.A46:Hoja1.A46 Hoja1.A50:Hoja1.A50" chart:data-source-has-labels="both" svg:x="2.257cm" svg:y="1.384cm" svg:width="12.913cm" svg:height="6.452cm">
          <chartooo:coordinate-region svg:x="3.064cm" svg:y="1.583cm" svg:width="11.535cm" svg:height="5.606cm"/>
          <chart:axis chart:dimension="x" chart:name="primary-x" chart:style-name="ch6">
            <chart:title svg:x="6.327cm" svg:y="8.016cm" chart:style-name="ch7">
              <text:p>Número ciudades-Tamaño grilla</text:p>
            </chart:title>
            <chart:categories table:cell-range-address="Hoja1.C2:Hoja1.C5"/>
          </chart:axis>
          <chart:axis chart:dimension="y" chart:name="primary-y" chart:style-name="ch6">
            <chart:title svg:x="1.377cm" svg:y="5.95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42:Hoja1.B45" chart:label-cell-address="Hoja1.A42:Hoja1.A42" chart:class="chart:line">
            <chart:data-point chart:repeated="4"/>
          </chart:series>
          <chart:series chart:style-name="ch11" chart:values-cell-range-address="Hoja1.B46:Hoja1.B49" chart:label-cell-address="Hoja1.A46:Hoja1.A46" chart:class="chart:line">
            <chart:data-point chart:repeated="4"/>
          </chart:series>
          <chart:series chart:style-name="ch12" chart:values-cell-range-address="Hoja1.B50:Hoja1.B53" chart:label-cell-address="Hoja1.A50:Hoja1.A50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1</text:p>
                <draw:g>
                  <svg:desc>Hoja1.A42:Hoja1.A42</svg:desc>
                </draw:g>
              </table:table-cell>
              <table:table-cell office:value-type="string">
                <text:p>12</text:p>
                <draw:g>
                  <svg:desc>Hoja1.A46:Hoja1.A46</svg:desc>
                </draw:g>
              </table:table-cell>
              <table:table-cell office:value-type="string">
                <text:p>13</text:p>
                <draw:g>
                  <svg:desc>Hoja1.A50:Hoja1.A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 – 5</text:p>
                <draw:g>
                  <svg:desc>Hoja1.C2:Hoja1.C5</svg:desc>
                </draw:g>
              </table:table-cell>
              <table:table-cell office:value-type="float" office:value="5.124">
                <text:p>5.124</text:p>
                <draw:g>
                  <svg:desc>Hoja1.B42:Hoja1.B45</svg:desc>
                </draw:g>
              </table:table-cell>
              <table:table-cell office:value-type="float" office:value="5.885">
                <text:p>5.885</text:p>
                <draw:g>
                  <svg:desc>Hoja1.B46:Hoja1.B49</svg:desc>
                </draw:g>
              </table:table-cell>
              <table:table-cell office:value-type="float" office:value="10.544">
                <text:p>10.544</text:p>
                <draw:g>
                  <svg:desc>Hoja1.B50:Hoja1.B53</svg:desc>
                </draw:g>
              </table:table-cell>
            </table:table-row>
            <table:table-row>
              <table:table-cell office:value-type="string">
                <text:p>8 – 10</text:p>
              </table:table-cell>
              <table:table-cell office:value-type="float" office:value="17.177">
                <text:p>17.177</text:p>
              </table:table-cell>
              <table:table-cell office:value-type="float" office:value="17.205">
                <text:p>17.205</text:p>
              </table:table-cell>
              <table:table-cell office:value-type="float" office:value="49.792">
                <text:p>49.792</text:p>
              </table:table-cell>
            </table:table-row>
            <table:table-row>
              <table:table-cell office:value-type="string">
                <text:p>15 – 15</text:p>
              </table:table-cell>
              <table:table-cell office:value-type="float" office:value="29.386">
                <text:p>29.386</text:p>
              </table:table-cell>
              <table:table-cell office:value-type="float" office:value="30.113">
                <text:p>30.113</text:p>
              </table:table-cell>
              <table:table-cell office:value-type="float" office:value="146.137">
                <text:p>146.137</text:p>
              </table:table-cell>
            </table:table-row>
            <table:table-row>
              <table:table-cell office:value-type="string">
                <text:p>18 – 20</text:p>
              </table:table-cell>
              <table:table-cell office:value-type="float" office:value="40.113">
                <text:p>40.113</text:p>
              </table:table-cell>
              <table:table-cell office:value-type="float" office:value="33.342">
                <text:p>33.342</text:p>
              </table:table-cell>
              <table:table-cell office:value-type="float" office:value="474.942">
                <text:p>474.9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/>
      <style:graphic-properties svg:stroke-width="0.01cm" svg:stroke-color="#ff950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/>
      <style:graphic-properties svg:stroke-width="0.01cm" svg:stroke-color="#c5000b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21cm" svg:y="0.215cm" chart:style-name="ch2">
          <text:p>Heurísticas</text:p>
        </chart:title>
        <chart:subtitle svg:x="7.316cm" svg:y="0.776cm" chart:style-name="ch3">
          <text:p>usan piso</text:p>
        </chart:subtitle>
        <chart:legend chart:legend-position="end" svg:x="14.82cm" svg:y="3.755cm" chart:style-name="ch4"/>
        <chart:plot-area chart:style-name="ch5" table:cell-range-address="Hoja1.B2:Hoja1.C5 Hoja1.A2:Hoja1.A2 Hoja1.A38:Hoja1.A38 Hoja1.B38:Hoja1.B45 Hoja1.A42:Hoja1.A42" chart:data-source-has-labels="both" svg:x="2.254cm" svg:y="1.303cm" svg:width="12.858cm" svg:height="6.532cm">
          <chartooo:coordinate-region svg:x="2.875cm" svg:y="1.503cm" svg:width="11.666cm" svg:height="5.685cm"/>
          <chart:axis chart:dimension="x" chart:name="primary-x" chart:style-name="ch6">
            <chart:title svg:x="6.297cm" svg:y="8.015cm" chart:style-name="ch7">
              <text:p>Número ciudades-Tamaño grilla</text:p>
            </chart:title>
            <chart:categories table:cell-range-address="Hoja1.C2:Hoja1.C5"/>
          </chart:axis>
          <chart:axis chart:dimension="y" chart:name="primary-y" chart:style-name="ch6">
            <chart:title svg:x="1.374cm" svg:y="5.909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2:Hoja1.B5" chart:label-cell-address="Hoja1.A2:Hoja1.A2" chart:class="chart:line">
            <chart:data-point chart:repeated="4"/>
          </chart:series>
          <chart:series chart:style-name="ch11" chart:values-cell-range-address="Hoja1.B38:Hoja1.B41" chart:label-cell-address="Hoja1.A38:Hoja1.A38" chart:class="chart:line">
            <chart:data-point chart:repeated="4"/>
          </chart:series>
          <chart:series chart:style-name="ch12" chart:values-cell-range-address="Hoja1.B42:Hoja1.B45" chart:label-cell-address="Hoja1.A42:Hoja1.A42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Hoja1.A2:Hoja1.A2</svg:desc>
                </draw:g>
              </table:table-cell>
              <table:table-cell office:value-type="string">
                <text:p>10</text:p>
                <draw:g>
                  <svg:desc>Hoja1.A38:Hoja1.A38</svg:desc>
                </draw:g>
              </table:table-cell>
              <table:table-cell office:value-type="string">
                <text:p>11</text:p>
                <draw:g>
                  <svg:desc>Hoja1.A42:Hoja1.A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 – 5</text:p>
                <draw:g>
                  <svg:desc>Hoja1.C2:Hoja1.C5</svg:desc>
                </draw:g>
              </table:table-cell>
              <table:table-cell office:value-type="float" office:value="5.003">
                <text:p>5.003</text:p>
                <draw:g>
                  <svg:desc>Hoja1.B2:Hoja1.B5</svg:desc>
                </draw:g>
              </table:table-cell>
              <table:table-cell office:value-type="float" office:value="5.467">
                <text:p>5.467</text:p>
                <draw:g>
                  <svg:desc>Hoja1.B38:Hoja1.B41</svg:desc>
                </draw:g>
              </table:table-cell>
              <table:table-cell office:value-type="float" office:value="5.124">
                <text:p>5.124</text:p>
                <draw:g>
                  <svg:desc>Hoja1.B42:Hoja1.B45</svg:desc>
                </draw:g>
              </table:table-cell>
            </table:table-row>
            <table:table-row>
              <table:table-cell office:value-type="string">
                <text:p>8 – 10</text:p>
              </table:table-cell>
              <table:table-cell office:value-type="float" office:value="18.126">
                <text:p>18.126</text:p>
              </table:table-cell>
              <table:table-cell office:value-type="float" office:value="17.041">
                <text:p>17.041</text:p>
              </table:table-cell>
              <table:table-cell office:value-type="float" office:value="17.177">
                <text:p>17.177</text:p>
              </table:table-cell>
            </table:table-row>
            <table:table-row>
              <table:table-cell office:value-type="string">
                <text:p>15 – 15</text:p>
              </table:table-cell>
              <table:table-cell office:value-type="float" office:value="29.892">
                <text:p>29.892</text:p>
              </table:table-cell>
              <table:table-cell office:value-type="float" office:value="29.42">
                <text:p>29.42</text:p>
              </table:table-cell>
              <table:table-cell office:value-type="float" office:value="29.386">
                <text:p>29.386</text:p>
              </table:table-cell>
            </table:table-row>
            <table:table-row>
              <table:table-cell office:value-type="string">
                <text:p>18 – 20</text:p>
              </table:table-cell>
              <table:table-cell office:value-type="float" office:value="32.537">
                <text:p>32.537</text:p>
              </table:table-cell>
              <table:table-cell office:value-type="float" office:value="32.459">
                <text:p>32.459</text:p>
              </table:table-cell>
              <table:table-cell office:value-type="float" office:value="40.113">
                <text:p>40.1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